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6468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4646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تَّغَابُ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263_2024259619"/><text:span text:style-name="T3"> </text:span><text:span text:style-name="T2">يُسَبِّحُ لِلهِ مَا فِى </text:span><text:span text:style-name="T5">۱</text:span><text:span text:style-name="T2">لسَّمَـٰوَ؛تِ وَمَا فِى </text:span><text:span text:style-name="T5">۱</text:span><text:span text:style-name="T2">لاَرْضضضِؐ لَهُ </text:span><text:span text:style-name="T5">۴</text:span><text:span text:style-name="T2">لْمُلْــكُ وَلَهُ </text:span><text:span text:style-name="T5">۴</text:span><text:span text:style-name="T2">لْحَمْدُؐ وَهُوَ عَلَــيٰ كُلِّ شَيْءٍ قَدِير٘ؐ </text:span><text:span text:style-name="T3">(1)</text:span><text:span text:style-name="T2"> هُوَ </text:span><text:span text:style-name="T5">۰ﻟ﮲</text:span><text:span text:style-name="T2"> خَلَقَكُمْ فَمِنكُمْ كَافِرٌ وَمِنكُم مُّومِنٌؐ وَاللَّهُ بِمَا تَعْمَلُونَ بَصِير٘ؐ </text:span><text:span text:style-name="T3">(2)</text:span><text:span text:style-name="T2"> خَلَــقَ </text:span><text:span text:style-name="T5">۰</text:span><text:span text:style-name="T2">لسَّمَـٰوَ؛تِ وَالاَرْضَ بِالْحَقِّ وَصَوَّرَكُمْ فَأَحْسَــنَ صُوَرَكُمْؐ وَإِلَيْهِ </text:span><text:span text:style-name="T5">۱</text:span><text:span text:style-name="T2">لْمَصِيرُؐ </text:span><text:span text:style-name="T3">(3)</text:span><text:span text:style-name="T2"> يَعْلَمُ مَا فِى </text:span><text:span text:style-name="T5">۱</text:span><text:span text:style-name="T2">لسَّمَـٰوَ؛تِ وَالاَرْضِ وَيَعْلَمُ مَا تُسِرُّونَ وَمَا تُعْلِنُونَؐ وَاللَّهُ عَلِيمٛ بِذَاتِ </text:span><text:span text:style-name="T5">۱</text:span><text:span text:style-name="T2">لصُّدُورۣؐ </text:span><text:span text:style-name="T3">(4)</text:span><text:span text:style-name="T2"> أَلَمْ يَاتِكُمْ نَبَؤُاْ </text:span><text:span text:style-name="T5">۴</text:span><text:span text:style-name="T2">لذِيــنَ كَفَرُواْ مِــن قَبْلُ فَذَاقُواْ وَبَالَ أَمْرۣهِمْ وَلَهُمْ عَذَاب٘ اَلِيمٌؐ </text:span><text:span text:style-name="T3">(5)</text:span><text:span text:style-name="T2"> ذَ؛لِــكَ بِأَنَّهُ„ كَانَت تَّاتِيهِمْ رُسُلُهُم بِالْبَيِّنَـٰــتِ فَقَالُوٓاْ أَبَشَرٌ يَهْدُونَنَاؐ فَكَفَرُواْ وَتَوَلَّواْ وَّاسْتَغْنَــي </text:span><text:span text:style-name="T5">۰</text:span><text:span text:style-name="T2">للَّهُؐ وَاللَّهُ غَنِــيّﹲ حَمِيدٌؐ </text:span><text:span text:style-name="T3">(6)</text:span><text:span text:style-name="T2"> ® زَعَمَ </text:span><text:span text:style-name="T5">۰</text:span><text:span text:style-name="T2">لذِيــنَ كَفَرُوٓاْ أَن لَّنْ يُّبْعَثُواْؐ قُلْ بَلۭيٰ وَرَبِّى لَتُبْعَثُنَّ ثُمَّ لَتُنَبَّؤُنَّ بِمَا عَمِلْتُمْؐ وَذَ؛لِــكَ عَلَــي </text:span><text:span text:style-name="T5">۰</text:span><text:span text:style-name="T2">للَّهِ يَسِيرٌؐ </text:span><text:span text:style-name="T3">(7)</text:span><text:span text:style-name="T2"> فَـَٔامِنُواْ بِاللَّهِ وَرَسُولِهِ” وَالنُّورۣ </text:span><text:span text:style-name="T5">۱ﻟ</text:span><text:span text:style-name="T2">ـذِىٓ أَنزَلْنَاؐ وَاللَّهُ بِمَا تَعْمَلُونَ خَبِيرٌؐ </text:span><text:span text:style-name="T3">(8)</text:span><text:span text:style-name="T2"> يَوْمَ يَجْمَعُكُمْ لِيَوْمِ </text:span><text:span text:style-name="T5">۱</text:span><text:span text:style-name="T2">لْجَمْعِ ذَ؛لِــكَ يَوْمُ </text:span><text:span text:style-name="T5">۴</text:span><text:span text:style-name="T2">لتَّغَابُنِؐ وَمَنْ يُّومِـنۢ بِاللَّهِ وَيَعْمَــلْ صَـٰڤِحاً نُّكَفِّرْ عَنْهُ سَيِّـَٔاتِهِ” وَنُدْخِلْهُ جَنَّـٰتٍ تَجْرۣى مِــن تَحْتِهَا </text:span><text:span text:style-name="T5">۰</text:span><text:span text:style-name="T2">لاَنْهَـٰرُ خَـٰلِدِينَ فِيهَآ أَبَداًؐ ذَ؛لِكَ </text:span><text:span text:style-name="T5">۰</text:span><text:span text:style-name="T2">لْفَوْزُ </text:span><text:span text:style-name="T5">۴</text:span><text:span text:style-name="T2">لْعَظِيمُؐ </text:span><text:span text:style-name="T3">(9)</text:span><text:span text:style-name="T2"> وَالذِيــنَ كَفَرُواْ وَكَذَّبُواْ بِـَٔايَـٰتِنَآ ٱُوْلَئِــكَ أَصْحَـٰبُ </text:span><text:span text:style-name="T5">۴</text:span><text:span text:style-name="T2">لنّۭارۣ خَـٰلِدِينَ فِيهَاؐ وَبِيــسَ </text:span><text:span text:style-name="T5">۰</text:span><text:span text:style-name="T2">لْمَصِيرُؐ </text:span><text:span text:style-name="T3">(10)</text:span><text:span text:style-name="T2"> مَآ أَصَابَ مِــن مُّصِيبَةٖ اِلاَّ بِإِذْنِ </text:span><text:span text:style-name="T5">۱</text:span><text:span text:style-name="T2">للَّهِؐ وَمَنْ يُّومِـنۢ بِاللَّهِ يَهْدِ قَلْبَهُؐ, وَاللَّهُ بِكُــلّۣ شَيْءٖ عَلِيمٌؐ </text:span><text:span text:style-name="T3">(11)</text:span><text:span text:style-name="T2"> وَأَطِيعُواْ </text:span><text:span text:style-name="T5">۴</text:span><text:span text:style-name="T2">للَّهَ وَأَطِيعُواْ </text:span><text:span text:style-name="T5">۴</text:span><text:span text:style-name="T2">لرَّسُولَؐ فَإِن تَوَلَّيْتُمْ فَإِنَّمَا عَلَيٰ رَسُولِنَا </text:span><text:span text:style-name="T5">۰</text:span><text:span text:style-name="T2">لْبَچَغُ </text:span><text:span text:style-name="T5">۴</text:span><text:span text:style-name="T2">لْمُبِينُؐ </text:span><text:span text:style-name="T3">(12)</text:span><text:span text:style-name="T2"> </text:span><text:span text:style-name="T5">۴</text:span><text:span text:style-name="T2">للَّهُ لآَ </text:span><text:soft-page-break/><text:span text:style-name="T2">إِچَهَ إِلاَّ هُوَؐ وَعَلَــي </text:span><text:span text:style-name="T5">۰</text:span><text:span text:style-name="T2">للَّهِ فَلْيَتَوَكَّلِ </text:span><text:span text:style-name="T5">۱</text:span><text:span text:style-name="T2">لْمُومِنُونَؐ </text:span><text:span text:style-name="T3">(13)</text:span><text:span text:style-name="T2"> يَـٰٓأَيُّهَا </text:span><text:span text:style-name="T5">۰</text:span><text:span text:style-name="T2">لذِيــنَ ءَامَنُوٓاْ إِنَّ مِنَ اَزْوَ؛جِكُمْ وَأَوْچَدِكُمْ عَدُوّاً لَّكُمْ فَاحْذَرُوهُمْؐ وَإِن تَعْفُواْ وَتَصْفَحُواْ وَتَغْفِرُواْ فَإِنَّ </text:span><text:span text:style-name="T5">۰</text:span><text:span text:style-name="T2">للَّهَ غَفُورٌ رَّحِيم٘ؐ </text:span><text:span text:style-name="T3">(14)</text:span><text:span text:style-name="T2"> اِنَّمَآ أَمْوَ؛لُكُمْ وَأَوْچَدُكُمْ فِتْنَةٌؐ وَاللَّهُ عِندَهُ; أَجْر٘ عَظِيمٌؐ </text:span><text:span text:style-name="T3">(15)</text:span><text:span text:style-name="T2"> فَاتَّقُواْ </text:span><text:span text:style-name="T5">۴</text:span><text:span text:style-name="T2">للَّهَ مَا "سْتَطَعْتُمْ وَاسْمَعُواْ وَأَطِيعُواْ وَأَنفِقُواْ خَيْراً لَأِّنفُسِكُمْؐ وَمَنْ يُّوقَ شُحَّ نَفْسِهِ” فَٱُوْلَئِــكَ هُمُ </text:span><text:span text:style-name="T5">۴</text:span><text:span text:style-name="T2">ڤْمُفْڤِحُونَؐ </text:span><text:span text:style-name="T3">(16)</text:span><text:span text:style-name="T2"> إِن تُقْرۣضُواْ </text:span><text:span text:style-name="T5">۴</text:span><text:span text:style-name="T2">للَّهَ قَرْضاٗ حَسَناً يُضَـٰعِفْهُ لَكُمْ وَيَغْفِرْ لَكُمْؐ وَاللَّهُ شَكُور٘ حَلِيم٘ؐ </text:span><text:span text:style-name="T3">(17)</text:span><text:span text:style-name="T2"> عَـٰلِمُ </text:span><text:span text:style-name="T5">۴</text:span><text:span text:style-name="T2">لْغَيْبِ وَالشَّهَـٰدَةِؐ </text:span><text:span text:style-name="T5">۱</text:span><text:span text:style-name="T2">لْعَزۣيزُ </text:span><text:span text:style-name="T5">۴</text:span><text:span text:style-name="T2">لْحَكِيمُ </text:span><text:span text:style-name="T3">(18)</text:span><text:bookmark-end text:name="__DdeLink__5263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2:48.700119975</meta:creation-date>
    <dc:date>2025-03-06T08:06:14.181444600</dc:date>
    <meta:editing-duration>PT2M25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66" meta:character-count="1516" meta:non-whitespace-character-count="1252"/>
  </office:meta>
</office:document-meta>
</file>